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653cm" svg:height="8.242cm" svg:x="0.3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1T15:14:56.794489143</dc:date>
    <meta:editing-duration>PT3M51S</meta:editing-duration>
    <meta:editing-cycles>21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54cm" svg:height="8.243cm" xlink:href="." xlink:type="simple" chart:class="chart:scatter" chart:style-name="ch1">
        <chart:plot-area chart:style-name="ch2" chart:data-source-has-labels="both" svg:x="0.293cm" svg:y="0.164cm" svg:width="14.068cm" svg:height="7.915cm">
          <chart:coordinate-region svg:x="0.835cm" svg:y="0.363cm" svg:width="13.432cm" svg:height="7.51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